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ál" style:list-style-name="LFO8" style:family="paragraph"/>
    <style:style style:name="P3" style:parent-style-name="Normál" style:list-style-name="LFO9" style:family="paragraph"/>
    <style:style style:name="P4" style:parent-style-name="Normál" style:list-style-name="LFO10" style:family="paragraph"/>
    <style:style style:name="P5" style:parent-style-name="Normál" style:list-style-name="LFO11" style:family="paragraph"/>
    <style:style style:name="P6" style:parent-style-name="Normál" style:list-style-name="LFO12" style:family="paragraph"/>
    <style:style style:name="P7" style:parent-style-name="Normál" style:list-style-name="LFO13" style:family="paragraph"/>
    <style:style style:name="P8" style:parent-style-name="Normál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Költségterv</text:p>
      <text:p text:style-name="Normál">Hálózati eszközök</text:p>
      <text:p text:style-name="Normál">• Cisco ISR 4331 Router: 8 db – 14 500 000 Ft</text:p>
      <text:list text:style-name="LFO8" text:continue-numbering="true">
        <text:list-item>
          <text:p text:style-name="P2">Indoklás: Modern vállalati router, VPN, redundancia, biztonságos pénzügyi adatforgalom.</text:p>
        </text:list-item>
      </text:list>
      <text:p text:style-name="Normál">• Cisco Catalyst 9200L-24P-4G-E Multilayer Switch: 4 db – 6 200 000 Ft</text:p>
      <text:list text:style-name="LFO9" text:continue-numbering="true">
        <text:list-item>
          <text:p text:style-name="P3">Indoklás: Layer3 routing, PoE+, nagysebességű adatforgalom, központi vezérlés.</text:p>
        </text:list-item>
      </text:list>
      <text:p text:style-name="Normál">• Cisco Catalyst 9200L-24T-4G-E Switch: 5 db – 2 300 000 Ft</text:p>
      <text:list text:style-name="LFO10" text:continue-numbering="true">
        <text:list-item>
          <text:p text:style-name="P4">Indoklás: Stabil access layer, végponti eszközök csatlakoztatása.</text:p>
        </text:list-item>
      </text:list>
      <text:p text:style-name="Normál">• Cisco Firepower 1010 Tűzfal: 1 db – 480 000 Ft</text:p>
      <text:list text:style-name="LFO11" text:continue-numbering="true">
        <text:list-item>
          <text:p text:style-name="P5">Indoklás: <text:s/>Vállalati szintű internetvédelem.</text:p>
        </text:list-item>
      </text:list>
      <text:p text:style-name="Normál">• Cisco Catalyst 9800-L WLC: 1 db – 1 200 000 Ft<text:line-break/>• Cisco Catalyst 9115AXI Access Point: 2 db – 750 000 Ft</text:p>
      <text:list text:style-name="LFO12" text:continue-numbering="true">
        <text:list-item>
          <text:p text:style-name="P6">Indoklás: Központilag vezérelt Wi-Fi hálózat, VIP szint professzionális lefedettsége.</text:p>
        </text:list-item>
      </text:list>
      <text:p text:style-name="Normál">• TP-Link Archer AX55 Wi-Fi Router: 1 db – 120 000 Ft</text:p>
      <text:list text:style-name="LFO13" text:continue-numbering="true">
        <text:list-item>
          <text:p text:style-name="P7">Indoklás: Modern Wi-Fi adminisztratív hálózat.</text:p>
        </text:list-item>
      </text:list>
      <text:p text:style-name="P8"/>
      <text:p text:style-name="Normál">Kábelezés és infrastruktúra</text:p>
      <text:p text:style-name="Normál">• S/FTP Cat7 árnyékolt kábel: 1 200 000 Ft</text:p>
      <text:p text:style-name="Normál">• 42U álló rack szekrények: 1 450 000 Ft</text:p>
      <text:p text:style-name="Normál">• UPS rendszerek:<text:s/>1 750 000 Ft</text:p>
      <text:p text:style-name="Normál">• Szerelési anyagok, patch panelek, aljzatok: 1 750 000 Ft</text:p>
      <text:p text:style-name="Normál"/>
      <text:p text:style-name="Normál"/>
      <text:p text:style-name="Normál"/>
      <text:p text:style-name="Normál">Szerverek és végponti eszközök</text:p>
      <text:soft-page-break/>
      <text:p text:style-name="Normál">• Dell PowerEdge szerverek (Central Office, DHCP, DNS, Linux): 4 200 000 Ft</text:p>
      <text:p text:style-name="Normál">• PC / Laptop / Tablet / Smartphone: 24 800 000 Ft</text:p>
      <text:p text:style-name="Normál">• **Nyomtatók + LTE Small Cell **: 3 300 000 Ft</text:p>
      <text:p text:style-name="Normál"/>
      <text:p text:style-name="Normál">Kivitelezés</text:p>
      <text:p text:style-name="Normál">• Strukturált kábelezés + konfiguráció + dokumentáció: 6 500 000 Ft</text:p>
      <text:p text:style-name="Normál"/>
      <text:p text:style-name="Normál">Projekt összesített költsége:</text:p>
      <text:p text:style-name="Normál">~ 69 400 000 Ft</text:p>
      <text:p text:style-name="Normál">Profitráta:</text:p>
      <text:p text:style-name="Normál">Ez az árstruktúra kb. 15–18% projektprofitot tartalmaz (beszerzés + kivitelezés + konfiguráció + dokumentáció<text:s/>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0F4761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0F4761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0F4761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0F4761"/>
    </style:style>
    <style:style style:name="Kiemeltidézet" style:display-name="Kiemelt idézet" style:family="paragraph" style:parent-style-name="Normál" style:next-style-name="Normá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0F4761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hó André Dominik</meta:initial-creator>
    <dc:creator>Mihó André Dominik</dc:creator>
    <meta:creation-date>2026-01-27T20:14:00Z</meta:creation-date>
    <dc:date>2026-01-27T20:35:00Z</dc:date>
    <meta:template xlink:href="Normal.dotm" xlink:type="simple"/>
    <meta:editing-cycles>2</meta:editing-cycles>
    <meta:editing-duration>PT1260S</meta:editing-duration>
    <meta:document-statistic meta:page-count="2" meta:paragraph-count="2" meta:word-count="222" meta:character-count="1490" meta:row-count="10" meta:non-whitespace-character-count="1270"/>
  </office:meta>
</office:document-meta>
</file>